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Replacements/Object 5" manifest:media-type=""/>
  <manifest:file-entry manifest:full-path="ObjectReplacements/Object 6" manifest:media-type=""/>
  <manifest:file-entry manifest:full-path="ObjectReplacements/Object 7" manifest:media-type=""/>
  <manifest:file-entry manifest:full-path="Object 1" manifest:media-type="application/vnd.sun.star.oleobject"/>
  <manifest:file-entry manifest:full-path="Configurations2/" manifest:media-type="application/vnd.sun.xml.ui.configuration"/>
  <manifest:file-entry manifest:full-path="Object 2" manifest:media-type="application/vnd.sun.star.oleobject"/>
  <manifest:file-entry manifest:full-path="Object 3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run-through="background" style:wrap="run-through" style:number-wrapped-paragraphs="no-limit" style:vertical-pos="from-top" style:vertical-rel="paragraph" style:horizontal-pos="from-left" style:horizontal-rel="paragraph" draw:ole-draw-aspect="4" draw:visible-area-top="0cm" draw:visible-area-width="2.541cm" draw:visible-area-height="2.202cm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4" draw:visible-area-top="0cm" draw:visible-area-width="2.541cm" draw:visible-area-height="2.202cm"/>
    </style:style>
    <style:style style:name="fr3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4" draw:visible-area-top="0cm" draw:visible-area-width="2.541cm" draw:visible-area-height="2.202cm"/>
    </style:style>
    <style:style style:name="fr4" style:family="graphic" style:parent-style-name="OLE">
      <style:graphic-properties style:run-through="foreground" style:wrap="run-through" style:number-wrapped-paragraphs="no-limit" style:vertical-pos="from-top" style:vertical-rel="paragraph" style:horizontal-pos="from-left" style:horizontal-rel="paragraph" draw:ole-draw-aspect="4" draw:visible-area-top="0cm" draw:visible-area-width="2.541cm" draw:visible-area-height="2.202cm"/>
    </style:style>
    <style:style style:name="fr5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4" draw:visible-area-top="0cm" draw:visible-area-width="2.541cm" draw:visible-area-height="2.202cm"/>
    </style:style>
    <style:style style:name="fr6" style:family="graphic" style:parent-style-name="OLE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le-draw-aspect="4" draw:visible-area-top="0cm" draw:visible-area-width="2.541cm" draw:visible-area-height="2.202cm"/>
    </style:style>
    <style:style style:name="fr7" style:family="graphic" style:parent-style-name="OLE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draw:ole-draw-aspect="4" draw:visible-area-top="0cm" draw:visible-area-width="2.541cm" draw:visible-area-height="2.202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Wrap left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7" draw:name="Object1" text:anchor-type="char" svg:x="3.844cm" svg:y="3.221cm" svg:width="2.542cm" svg:height="2.201cm" draw:z-index="0"><draw:object-ole xlink:href="./Object 1" xlink:type="simple" xlink:show="embed" xlink:actuate="onLoad"/><draw:image xlink:href="./ObjectReplacements/Object 1" xlink:type="simple" xlink:show="embed" xlink:actuate="onLoad"/></draw:fram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Standard">Wrap right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6" draw:name="Objektum1" text:anchor-type="char" svg:x="3.844cm" svg:y="3.221cm" svg:width="2.542cm" svg:height="2.201cm" draw:z-index="1"><draw:object-ole xlink:href="./Object 2" xlink:type="simple" xlink:show="embed" xlink:actuate="onLoad"/><draw:image xlink:href="./ObjectReplacements/Object 2" xlink:type="simple" xlink:show="embed" xlink:actuate="onLoad"/><svg:desc>OLE-objektum</svg:desc></draw:fram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Standard">Wrap optimal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5" draw:name="Objektum2" text:anchor-type="char" svg:x="3.844cm" svg:y="3.221cm" svg:width="2.542cm" svg:height="2.201cm" draw:z-index="2"><draw:object-ole xlink:href="./Object 3" xlink:type="simple" xlink:show="embed" xlink:actuate="onLoad"/><draw:image xlink:href="./ObjectReplacements/Object 3" xlink:type="simple" xlink:show="embed" xlink:actuate="onLoad"/><svg:desc>OLE-objektum</svg:desc></draw:fram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Standard">Wrap through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4" draw:name="Objektum3" text:anchor-type="char" svg:x="3.844cm" svg:y="3.221cm" svg:width="2.542cm" svg:height="2.201cm" draw:z-index="3"><draw:object-ole xlink:href="./Object 4" xlink:type="simple" xlink:show="embed" xlink:actuate="onLoad"/><draw:image xlink:href="./ObjectReplacements/Object 4" xlink:type="simple" xlink:show="embed" xlink:actuate="onLoad"/><svg:desc>OLE-objektum</svg:desc></draw:fram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Standard"><text:soft-page-break/>No wrap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3" draw:name="Objektum4" text:anchor-type="char" svg:x="3.844cm" svg:y="3.221cm" svg:width="2.542cm" svg:height="2.201cm" draw:z-index="4"><draw:object-ole xlink:href="./Object 5" xlink:type="simple" xlink:show="embed" xlink:actuate="onLoad"/><draw:image xlink:href="./ObjectReplacements/Object 5" xlink:type="simple" xlink:show="embed" xlink:actuate="onLoad"/><svg:desc>OLE-objektum</svg:desc></draw:frame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Standard">Wrap on all sides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2" draw:name="Objektum5" text:anchor-type="char" svg:x="3.844cm" svg:y="3.221cm" svg:width="2.542cm" svg:height="2.201cm" draw:z-index="5"><draw:object-ole xlink:href="./Object 6" xlink:type="simple" xlink:show="embed" xlink:actuate="onLoad"/><draw:image xlink:href="./ObjectReplacements/Object 6" xlink:type="simple" xlink:show="embed" xlink:actuate="onLoad"/><svg:desc>OLE-objektum</svg:desc></draw:frame>Xxxxxxxxxxxxxxxxxxxxxxxxxxxxxxxxxxxxxxxxxxxxxxxxxxxxxxxxxxxxxxxxxxxxxxxxxxxxxxxxxxxxxxxxxxxxxxxxxxxxxxxxxxxxxxxxxxxxxxxxxxxxxxxxxxxxxxxxxxxxxxxxxxxxxxxxxxxxxxxxxxxxxxxxxxxxxxxxxxxxxxxxxxxxxxxxxxxxxxxxxxxxxxxxxxxxxxxxxxxxxxxxxx</text:p>
      <text:p text:style-name="Standard"/>
      <text:p text:style-name="Standard">In the background:</text:p>
      <text:p text:style-name="Standard">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x<draw:frame draw:style-name="fr1" draw:name="Objektum6" text:anchor-type="char" svg:x="3.872cm" svg:y="2.447cm" svg:width="2.542cm" svg:height="2.201cm" draw:z-index="6"><draw:object-ole xlink:href="./Object 7" xlink:type="simple" xlink:show="embed" xlink:actuate="onLoad"/><draw:image xlink:href="./ObjectReplacements/Object 7" xlink:type="simple" xlink:show="embed" xlink:actuate="onLoad"/><svg:desc>OLE-objektum</svg:desc></draw:frame>xxxxxxxxxxxxxxxxxxxxxxxxxxxxxxxxxxxxxxxxxxxxxxxxxxxxxxxxxxxxxxxxxxxxxxxxxxxxxxxxxxxxxxxxxxx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5T13:51:36.100000000</meta:creation-date>
    <dc:date>2020-05-15T14:28:49.618000000</dc:date>
    <meta:editing-duration>PT4M49S</meta:editing-duration>
    <meta:editing-cycles>2</meta:editing-cycles>
    <meta:generator>LibreOffice/6.3.5.2.0$Windows_X86_64 LibreOffice_project/7061aff04eb187a95457f6f9148351bf98b1181e</meta:generator>
    <dc:creator>Kelemen Gábor</dc:creator>
    <meta:document-statistic meta:table-count="0" meta:image-count="0" meta:object-count="7" meta:page-count="2" meta:paragraph-count="14" meta:word-count="24" meta:character-count="5271" meta:non-whitespace-character-count="5261"/>
  </office:meta>
</office:document-meta>
</file>